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 " svg:font-family="'Latin Modern'"/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07cm" fo:margin-left="0cm" fo:margin-top="0cm" fo:margin-bottom="0cm" table:align="left"/>
    </style:style>
    <style:style style:name="Tableau1.A" style:family="table-column">
      <style:table-column-properties style:column-width="4.203cm"/>
    </style:style>
    <style:style style:name="Tableau1.B" style:family="table-column">
      <style:table-column-properties style:column-width="2.896cm"/>
    </style:style>
    <style:style style:name="Tableau1.C" style:family="table-column">
      <style:table-column-properties style:column-width="3.205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3.013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>
      <style:text-properties style:font-name="Latin Modern Math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atin Modern Math" fo:font-size="10pt" officeooo:rsid="000b5409" officeooo:paragraph-rsid="000b5409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atin Modern Math" fo:font-size="10pt" officeooo:rsid="000b5409" officeooo:paragraph-rsid="000b5409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atin Modern Math" fo:font-size="10pt" officeooo:rsid="000cb93e" officeooo:paragraph-rsid="000cb93e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Latin Modern Math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atin Modern Math" fo:font-size="10pt" officeooo:paragraph-rsid="000cd1fe" style:font-size-asian="10pt" style:font-size-complex="10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Latin Modern Math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atin Modern Math" fo:font-size="10pt" officeooo:rsid="00128878" officeooo:paragraph-rsid="00128878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Latin Modern Math" fo:font-size="10pt" fo:font-weight="bold" officeooo:rsid="000b5409" officeooo:paragraph-rsid="000b540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9pt" style:font-size-complex="9pt"/>
    </style:style>
    <style:style style:name="T1" style:family="text">
      <style:text-properties officeooo:rsid="000cd1fe"/>
    </style:style>
    <style:style style:name="T2" style:family="text">
      <style:text-properties officeooo:rsid="000e2e17"/>
    </style:style>
    <style:style style:name="T3" style:family="text">
      <style:text-properties officeooo:rsid="000fb0e1"/>
    </style:style>
    <style:style style:name="T4" style:family="text">
      <style:text-properties style:font-name="Latin Modern Math" fo:font-size="10pt" style:font-size-asian="10pt" style:font-size-complex="10pt"/>
    </style:style>
    <style:style style:name="T5" style:family="text">
      <style:text-properties style:font-name="Latin Modern Math" fo:font-size="10pt" officeooo:rsid="000cd1fe" style:font-size-asian="10pt" style:font-size-complex="10pt"/>
    </style:style>
    <style:style style:name="T6" style:family="text">
      <style:text-properties style:font-name="Latin Modern Math" fo:font-size="10pt" officeooo:rsid="000e2e17" style:font-size-asian="10pt" style:font-size-complex="10pt"/>
    </style:style>
    <style:style style:name="T7" style:family="text">
      <style:text-properties style:font-name="Latin Modern Math" fo:font-size="10pt" officeooo:rsid="000fb0e1" style:font-size-asian="10pt" style:font-size-complex="10pt"/>
    </style:style>
    <style:style style:name="T8" style:family="text">
      <style:text-properties style:font-name="Latin Modern Math" fo:font-size="10pt" officeooo:rsid="00118120" style:font-size-asian="10pt" style:font-size-complex="10pt"/>
    </style:style>
    <style:style style:name="T9" style:family="text">
      <style:text-properties officeooo:rsid="00118120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cd1fe" style:font-size-asian="10pt" style:font-size-complex="10pt"/>
    </style:style>
    <style:style style:name="T12" style:family="text">
      <style:text-properties fo:font-size="10pt" officeooo:rsid="000e2e17" style:font-size-asian="10pt" style:font-size-complex="10pt"/>
    </style:style>
    <style:style style:name="T13" style:family="text">
      <style:text-properties fo:font-size="10pt" officeooo:rsid="00118120" style:font-size-asian="10pt" style:font-size-complex="10pt"/>
    </style:style>
    <style:style style:name="T14" style:family="text">
      <style:text-properties fo:font-size="10pt" officeooo:rsid="000fb0e1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P Calcul parallèle</text:p>
      <text:p text:style-name="P2">Clément Hue</text:p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name</text:p>
          </table:table-cell>
          <table:table-cell table:style-name="Tableau1.A1" office:value-type="string">
            <text:p text:style-name="P5"><text:s text:c="4"/>matrix size</text:p>
          </table:table-cell>
          <table:table-cell table:style-name="Tableau1.A1" office:value-type="string">
            <text:p text:style-name="P5"><text:s/>average running times</text:p>
          </table:table-cell>
          <table:table-cell table:style-name="Tableau1.A1" office:value-type="string">
            <text:p text:style-name="P5">Gflops</text:p>
          </table:table-cell>
          <table:table-cell table:style-name="Tableau1.A1" office:value-type="string">
            <text:p text:style-name="P5">speed up</text:p>
          </table:table-cell>
        </table:table-row>
        <table:table-row table:style-name="Tableau1.1">
          <table:table-cell table:style-name="Tableau1.A1" office:value-type="string">
            <text:p text:style-name="P5">Blocked (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64233</text:p>
          </table:table-cell>
          <table:table-cell table:style-name="Tableau1.A1" office:value-type="string">
            <text:p text:style-name="P7">1,71786918941483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Naï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24,109539</text:p>
          </table:table-cell>
          <table:table-cell table:style-name="Tableau1.A1" office:value-type="string">
            <text:p text:style-name="P7">0,082954717632718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gister-optimised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783417</text:p>
          </table:table-cell>
          <table:table-cell table:style-name="Tableau1.A1" office:value-type="string">
            <text:p text:style-name="P7">0,22770181581951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Local sum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568809</text:p>
          </table:table-cell>
          <table:table-cell table:style-name="Tableau1.A1" office:value-type="string">
            <text:p text:style-name="P7">0,23340466568924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Naï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693642</text:p>
          </table:table-cell>
          <table:table-cell table:style-name="Tableau1.A1" office:value-type="string">
            <text:p text:style-name="P7">0,230053181393943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Unfolded (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5952</text:p>
          </table:table-cell>
          <table:table-cell table:style-name="Tableau1.A1" office:value-type="string">
            <text:p text:style-name="P7">0,232688011913626</text:p>
          </table:table-cell>
          <table:table-cell table:style-name="Tableau1.A1" office:value-type="string">
            <text:p text:style-name="P7">180,500034903202</text:p>
          </table:table-cell>
        </table:table-row>
        <table:table-row table:style-name="Tableau1.1">
          <table:table-cell table:style-name="Tableau1.A1" office:value-type="string">
            <text:p text:style-name="P5">Unfolded subblock 2x2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4,330089</text:p>
          </table:table-cell>
          <table:table-cell table:style-name="Tableau1.A1" office:value-type="string">
            <text:p text:style-name="P7">0,461884270739008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Interchang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23281</text:p>
          </table:table-cell>
          <table:table-cell table:style-name="Tableau1.A1" office:value-type="string">
            <text:p text:style-name="P7">1,7804983793013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Transposed B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8042</text:p>
          </table:table-cell>
          <table:table-cell table:style-name="Tableau1.A1" office:value-type="string">
            <text:p text:style-name="P7">1,44883441271497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1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67546</text:p>
          </table:table-cell>
          <table:table-cell table:style-name="Tableau1.A1" office:value-type="string">
            <text:p text:style-name="P7">1,5778520069488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2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10211</text:p>
          </table:table-cell>
          <table:table-cell table:style-name="Tableau1.A1" office:value-type="string">
            <text:p text:style-name="P7">1,5264716904376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59131</text:p>
          </table:table-cell>
          <table:table-cell table:style-name="Tableau1.A1" office:value-type="string">
            <text:p text:style-name="P7">1,7254305164817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10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524282</text:p>
          </table:table-cell>
          <table:table-cell table:style-name="Tableau1.A1" office:value-type="string">
            <text:p text:style-name="P7">1,3120931691117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2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664914</text:p>
          </table:table-cell>
          <table:table-cell table:style-name="Tableau1.A1" office:value-type="string">
            <text:p text:style-name="P7">1,2012632484320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4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813603</text:p>
          </table:table-cell>
          <table:table-cell table:style-name="Tableau1.A1" office:value-type="string">
            <text:p text:style-name="P7">1,102777178908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8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46555</text:p>
          </table:table-cell>
          <table:table-cell table:style-name="Tableau1.A1" office:value-type="string">
            <text:p text:style-name="P7">1,6044217864434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8 x 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692852</text:p>
          </table:table-cell>
          <table:table-cell table:style-name="Tableau1.A1" office:value-type="string">
            <text:p text:style-name="P7">1,18143818833542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40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0,890399</text:p>
          </table:table-cell>
          <table:table-cell table:style-name="Tableau1.A1" office:value-type="string">
            <text:p text:style-name="P7">2,24618401413299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1,831318</text:p>
          </table:table-cell>
          <table:table-cell table:style-name="Tableau1.A1" office:value-type="string">
            <text:p text:style-name="P7">0,16904287417513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01698</text:p>
          </table:table-cell>
          <table:table-cell table:style-name="Tableau1.A1" office:value-type="string">
            <text:p text:style-name="P7">1,6643116656597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77744</text:p>
          </table:table-cell>
          <table:table-cell table:style-name="Tableau1.A1" office:value-type="string">
            <text:p text:style-name="P7">1,56525876857962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16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46742</text:p>
          </table:table-cell>
          <table:table-cell table:style-name="Tableau1.A1" office:value-type="string">
            <text:p text:style-name="P7">1,48506543940859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32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47257</text:p>
          </table:table-cell>
          <table:table-cell table:style-name="Tableau1.A1" office:value-type="string">
            <text:p text:style-name="P7">1,4844977610062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4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60642</text:p>
          </table:table-cell>
          <table:table-cell table:style-name="Tableau1.A1" office:value-type="string">
            <text:p text:style-name="P7">1,4698943586924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8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69011</text:p>
          </table:table-cell>
          <table:table-cell table:style-name="Tableau1.A1" office:value-type="string">
            <text:p text:style-name="P7">1,4609086413476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8 x 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59778</text:p>
          </table:table-cell>
          <table:table-cell table:style-name="Tableau1.A1" office:value-type="string">
            <text:p text:style-name="P7">1,47082832638857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40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69102</text:p>
          </table:table-cell>
          <table:table-cell table:style-name="Tableau1.A1" office:value-type="string">
            <text:p text:style-name="P7">1,7107147195026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Sustained performances (831002166000.00000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470553</text:p>
          </table:table-cell>
          <table:table-cell table:style-name="Tableau1.A1" office:value-type="string">
            <text:p text:style-name="P7">1,36003258638077</text:p>
          </table:table-cell>
          <table:table-cell table:style-name="Tableau1.A1" office:value-type="string">
            <text:p text:style-name="P5"/>
          </table:table-cell>
        </table:table-row>
      </table:table>
      <text:p text:style-name="P1"/>
      <text:p text:style-name="P3"/>
      <text:p text:style-name="P4">3) Au vue des résultats, les performances obtenues par la version naïve avec les optimisations sont proche de celle de la version register-optimised et local-sum, on en déduit que le compilateur optimise le code pour que les registres soient le plus utilisé.</text:p>
      <text:p text:style-name="P6"><text:span text:style-name="T1">On remarque également au vu des tests, qu’en découpant la matrice par block, on obtient de bien meilleurs performance, jusqu’à 10 fois plus rapide. Donc le compilateur ne suffit pas à l’optimisation, le programmeur doit intervenir pour améliorer les performances.. </text:span><text:span text:style-name="T2">En découpant la matrice par block</text:span><text:span text:style-name="T9">s</text:span><text:span text:style-name="T2">, ceux-ci sont suffisamment petit pour entrer dans les caches du processeur, Or le temps </text:span><text:span text:style-name="T3">d’accès</text:span><text:span text:style-name="T2"> aux cache</text:span><text:span text:style-name="T3">s</text:span><text:span text:style-name="T2"> du processeur </text:span><text:span text:style-name="T3">est</text:span><text:span text:style-name="T2"> bien plus rapide que </text:span><text:span text:style-name="T9">celui</text:span><text:span text:style-name="T2"> en mémoire central.</text:span></text:p>
      <text:p text:style-name="P8"><text:span text:style-name="T2">L</text:span>es méthodes récursivement quand à elles, montrent de moins bonne performance, car le langage C est un langage impérative et non fonctionnel. Le langage C ajoute à la stack les fonctions et ses arguments appelées, en faisant de la récursivité, la stack peut devenir grande, impactant les performan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 " svg:font-family="'Latin Modern'"/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37:31.231019832</meta:creation-date>
    <dc:date>2021-02-24T14:01:32.150485007</dc:date>
    <meta:editing-duration>PT2H24M1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1" meta:paragraph-count="123" meta:word-count="340" meta:character-count="2448" meta:non-whitespace-character-count="2226"/>
  </office:meta>
</office:document-meta>
</file>